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Arial1" style:font-name-complex="Arial1" style:font-weight-complex="bold"/>
    </style:style>
    <style:style style:name="P2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3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5" style:family="paragraph" style:parent-style-name="Standard">
      <style:paragraph-properties fo:margin-top="0mm" fo:margin-bottom="0mm"/>
      <style:text-properties style:font-name="Calibri" style:font-name-asian="Arial1" style:font-name-complex="Arial1" style:font-weight-complex="bold"/>
    </style:style>
    <style:style style:name="P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7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</style:style>
    <style:style style:name="P10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1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2" style:family="paragraph" style:parent-style-name="No_20_Spacing">
      <style:text-properties style:font-name="Times-Roman1" fo:font-size="12pt" style:font-size-asian="12pt" style:font-size-complex="12pt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6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7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9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20" style:family="paragraph" style:parent-style-name="Standard">
      <style:paragraph-properties fo:margin-top="0mm" fo:margin-bottom="0mm"/>
      <style:text-properties style:font-name="Calibri" style:font-name-asian="Arial1" style:font-name-complex="Arial1" style:font-weight-complex="bold"/>
    </style:style>
    <style:style style:name="P21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weight="bold" style:font-name-asian="Arial1" style:font-weight-asian="bold" style:font-name-complex="Arial1" style:font-weight-complex="bold"/>
    </style:style>
    <style:style style:name="P23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P24" style:family="paragraph" style:parent-style-name="Standard">
      <style:paragraph-properties fo:margin-left="9.53mm" fo:margin-right="0mm" fo:margin-top="0mm" fo:margin-bottom="0mm" fo:text-indent="0mm" style:auto-text-indent="false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1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text-position="super 58%" style:font-name="Times-Bold" style:font-name-complex="Times-Bold2" style:font-size-complex="12pt" style:font-weight-complex="bold"/>
    </style:style>
    <style:style style:name="T4" style:family="text">
      <style:text-properties style:text-position="super 58%" style:font-name="Times-Bold" fo:font-weight="bold" style:font-weight-asian="bold" style:font-name-complex="Times-Bold2" style:font-size-complex="12pt" style:font-weight-complex="bold"/>
    </style:style>
    <style:style style:name="T5" style:family="text">
      <style:text-properties style:text-position="super 58%" style:font-name="Times-Roman" style:text-underline-style="solid" style:text-underline-width="auto" style:text-underline-color="font-color" style:font-name-complex="Times-Roman2" style:font-size-complex="12pt"/>
    </style:style>
    <style:style style:name="T6" style:family="text">
      <style:text-properties style:font-name="Times-Roman" style:font-name-complex="Times-Roman2" style:font-size-complex="12pt"/>
    </style:style>
    <style:style style:name="T7" style:family="text">
      <style:text-properties style:font-name="Times-Roman" style:text-underline-style="solid" style:text-underline-width="auto" style:text-underline-color="font-color" style:font-name-complex="Times-Roman2" style:font-size-complex="12pt"/>
    </style:style>
    <style:style style:name="T8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o.name&gt;</text:placeholder></text:p>
      <text:p text:style-name="P15">(Incorporated in the Republic of Singapore)</text:p>
      <text:p text:style-name="P9"><text:span text:style-name="T2">DIRECTORS' RESOLUTION PASSED PURSUANT TO THE SECTION 112 OF COMPANY'S MEMORANDUM AND ARTICLES OF ASSOCIATION DATED</text:span></text:p>
      <text:p text:style-name="P16">____________________________________________________________<text:bookmark text:name="_GoBack"/></text:p>
      <text:p text:style-name="P2"/>
      <text:p text:style-name="P2"><text:tab/>RESOLVED:</text:p>
      <text:p text:style-name="P2"/>
      <text:p text:style-name="P17">NOTICE OF MEETING:</text:p>
      <text:p text:style-name="P6"><text:span text:style-name="T2"><text:s/></text:span><text:span text:style-name="T1">It was unanimously resolved:-</text:span></text:p>
      <text:p text:style-name="P11">“That the waiving of formality of issuing 21 days’ notice to call this meeting be and is hereby approved.”</text:p>
      <text:p text:style-name="P7"/>
      <text:p text:style-name="P7"/>
      <text:p text:style-name="P8">FINANCIAL REPORT:</text:p>
      <text:p text:style-name="P10"><text:span text:style-name="T1">“The financial position as at </text:span><text:span text:style-name="T8"><text:placeholder text:placeholder-type="text">&lt;convert_date_d_B_Y(o.fs_end_date)&gt;</text:placeholder></text:span><text:span text:style-name="T1"> was tabled at the meeting as it was unanimously resolved:-</text:span></text:p>
      <text:p text:style-name="P11"/>
      <text:p text:style-name="P10"><text:span text:style-name="T1">“That the financial position as at </text:span><text:span text:style-name="T8"><text:placeholder text:placeholder-type="text">&lt;convert_date_d_B_Y(o.fs_end_date)&gt;</text:placeholder></text:span><text:span text:style-name="T1"> <text:s/>be and is hereby adopted.”</text:span></text:p>
      <text:p text:style-name="P7"/>
      <text:p text:style-name="P8"/>
      <text:p text:style-name="P8"/>
      <text:p text:style-name="P8">STRIKING OF COMPANY NAME OFF THE REGISTER</text:p>
      <text:p text:style-name="P11">It was unanimously resolved:-</text:p>
      <text:p text:style-name="P10"><text:span text:style-name="T1">“</text:span><text:span text:style-name="T6">That subject to the approval of ACRA, the name of the Company be struck off from the register be and is hereby approved.”</text:span></text:p>
      <text:p text:style-name="P4"/>
      <text:p text:style-name="P4"/>
      <text:p text:style-name="P4"/>
      <text:p text:style-name="P6"><text:span text:style-name="T6">Dated this </text:span><text:span text:style-name="T8"><text:placeholder text:placeholder-type="text">&lt;convert_date_d_B_Y(o.fs_end_date)&gt;</text:placeholder></text:span></text:p>
      <text:p text:style-name="P4"/>
      <text:p text:style-name="P4"/>
      <text:p text:style-name="P3"/>
      <text:p text:style-name="P3"/>
      <text:p text:style-name="P22">CERTIFIED AND CONFIRMED BY :</text:p>
      <text:p text:style-name="P13"><text:placeholder text:placeholder-type="text">&lt;for each="line in get_2directorin1line(o.id)"&gt;</text:placeholder></text:p>
      <text:p text:style-name="P12"/>
      <text:p text:style-name="P12"/>
      <text:p text:style-name="P12"/>
      <text:p text:style-name="P12">__________________________________ <text:s text:c="12"/><text:span text:style-name="T9"><text:placeholder text:placeholder-type="text">&lt;if test="line['director2']!=''"&gt;</text:placeholder></text:span>_________________________________<text:span text:style-name="T9"><text:placeholder text:placeholder-type="text">&lt;/if&gt;</text:placeholder></text:span></text:p>
      <text:p text:style-name="P14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2">Director<text:tab/><text:tab/><text:tab/><text:tab/><text:tab/><text:tab/> <text:span text:style-name="T9"><text:placeholder text:placeholder-type="text">&lt;if test="line['director2']!=''"&gt;</text:placeholder></text:span>Director<text:span text:style-name="T9"><text:placeholder text:placeholder-type="text">&lt;/if&gt;</text:placeholder></text:span> <text:s text:c="18"/></text:p>
      <text:p text:style-name="P24"><text:placeholder text:placeholder-type="text">&lt;/for&gt;</text:placeholder></text:p>
      <text:p text:style-name="P5"/>
      <text:p text:style-name="P5"/>
      <text:p text:style-name="P5"/>
      <text:p text:style-name="P5"><text:soft-page-break/>_______________________<text:tab/><text:tab/><text:tab/><text:tab/>_______________________</text:p>
      <text:p text:style-name="P5">Kung Cheung Tak<text:tab/><text:tab/><text:tab/><text:tab/><text:tab/>Teoh Yeow Tong</text:p>
      <text:p text:style-name="P5">Director<text:tab/><text:tab/><text:tab/><text:tab/><text:tab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3</meta:editing-cycles>
    <meta:print-date>2013-10-06T04:37:00</meta:print-date>
    <meta:creation-date>2013-10-06T09:45:00</meta:creation-date>
    <dc:date>2015-12-16T16:24:25</dc:date>
    <meta:editing-duration>PT1M3S</meta:editing-duration>
    <meta:generator>LibreOffice/3.5$Linux_X86_64 LibreOffice_project/350m1$Build-2</meta:generator>
    <meta:document-statistic meta:table-count="0" meta:image-count="0" meta:object-count="0" meta:page-count="2" meta:paragraph-count="24" meta:word-count="147" meta:character-count="1328" meta:non-whitespace-character-count="11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